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60000031177C305AD40F9E440.png" manifest:media-type="image/png"/>
  <manifest:file-entry manifest:full-path="Pictures/1000000000000132000000A5858E83DF4FBC02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4.576cm" fo:min-width="2.675cm"/>
    </style:style>
    <style:style style:name="gr3" style:family="graphic" style:parent-style-name="standard">
      <style:graphic-properties draw:textarea-horizontal-align="justify" draw:textarea-vertical-align="middle" draw:auto-grow-height="false" fo:min-height="8.00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.756cm"/>
      <style:paragraph-properties style:writing-mode="lr-tb"/>
    </style:style>
    <style:style style:name="gr5" style:family="graphic" style:parent-style-name="standard">
      <style:graphic-properties draw:stroke="none" draw:fill="none" fo:min-height="0.937cm"/>
    </style:style>
    <style:style style:name="gr6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draw:stroke="dash" draw:stroke-dash="Dashed_20__28_var_29_"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draw:stroke="solid" draw:stroke-dash="Dashed_20__28_var_29_" svg:stroke-width="0.081cm" draw:marker-start-width="0.321cm" draw:marker-end="Arrow" draw:marker-end-width="0.321cm" draw:fill="solid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53cm" draw:marker-start="Symmetric_20_Arrow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12" style:family="graphic" style:parent-style-name="objectwithoutfill">
      <style:graphic-properties draw:stroke="dash" draw:stroke-dash="Dashed_20__28_var_29_" svg:stroke-width="0.081cm" draw:marker-start-width="0.321cm" draw:marker-end="Symmetric_20_Arrow" draw:marker-end-width="0.321cm" draw:fill="solid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textarea-horizontal-align="justify" draw:textarea-vertical-align="middle" draw:auto-grow-height="false" fo:min-height="5.973cm" fo:min-width="7.247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2.175cm" fo:min-width="2.016cm"/>
    </style:style>
    <style:style style:name="gr16" style:family="graphic" style:parent-style-name="standard">
      <style:graphic-properties draw:textarea-horizontal-align="justify" draw:textarea-vertical-align="middle" draw:auto-grow-height="false" fo:min-height="1.008cm" fo:min-width="0.847cm"/>
    </style:style>
    <style:style style:name="gr17" style:family="graphic" style:parent-style-name="objectwithoutfill">
      <style:graphic-properties draw:marker-end="Arrow" draw:marker-end-width="0.3cm" draw:fill="solid" draw:textarea-vertical-align="middle"/>
    </style:style>
    <style:style style:name="gr18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0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draw:stroke="solid" draw:stroke-dash="Dot" svg:stroke-width="0.053cm" svg:stroke-color="#000000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197cm"/>
      <style:paragraph-properties style:writing-mode="lr-tb"/>
    </style:style>
    <style:style style:name="gr23" style:family="graphic" style:parent-style-name="objectwithoutfill">
      <style:graphic-properties draw:stroke="dash" draw:stroke-dash="Dashed_20__28_var_29_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62cm"/>
      <style:paragraph-properties style:writing-mode="lr-tb"/>
    </style:style>
    <style:style style:name="gr26" style:family="graphic" style:parent-style-name="objectwithoutfill">
      <style:graphic-properties draw:stroke="dash" draw:stroke-dash="Long_20_Dot" svg:stroke-width="0.053cm" svg:stroke-color="#000000" draw:marker-start-width="0.279cm" draw:marker-end="Symmetric_20_Arrow" draw:marker-end-width="0.279cm" draw:fill="solid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="none" draw:fill-color="#ffffff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095cm" svg:height="4.365cm" svg:x="6.97cm" svg:y="11.917cm">
          <draw:image xlink:href="Pictures/1000000000000132000000A5858E83DF4FBC0228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custom-shape draw:style-name="gr2" draw:text-style-name="P2" draw:layer="layout" svg:width="3.175cm" svg:height="4.826cm" svg:x="8.366cm" svg:y="6.2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8.255cm" svg:x="14.081cm" svg:y="4.42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56cm" svg:height="1.199cm" svg:x="12.19cm" svg:y="4.937cm">
          <draw:text-box>
            <text:p text:style-name="P2"><text:span text:style-name="T1">gap</text:span></text:p>
            <text:p text:style-name="P2"><text:span text:style-name="T1">gas</text:span></text:p>
          </draw:text-box>
        </draw:frame>
      </draw:page>
      <draw:page draw:name="page3" draw:style-name="dp1" draw:master-page-name="Default">
        <draw:frame draw:style-name="gr5" draw:text-style-name="P4" draw:layer="layout" svg:width="0.502cm" svg:height="1.187cm" draw:transform="rotate (0.0628318530717959) translate (10.747cm 13.793cm)">
          <draw:text-box>
            <text:p/>
          </draw:text-box>
        </draw:frame>
        <draw:frame draw:style-name="gr5" draw:text-style-name="P4" draw:layer="layout" svg:width="0.502cm" svg:height="1.187cm" svg:x="10.767cm" svg:y="13.777cm">
          <draw:text-box>
            <text:p/>
          </draw:text-box>
        </draw:frame>
        <draw:frame draw:style-name="gr1" draw:text-style-name="P1" draw:layer="layout" svg:width="19.589cm" svg:height="15.659cm" svg:x="1.223cm" svg:y="6.27cm">
          <draw:image xlink:href="Pictures/10000201000003D60000031177C305AD40F9E440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frame draw:style-name="gr1" draw:text-style-name="P1" draw:layer="layout" svg:width="19.589cm" svg:height="15.659cm" svg:x="1.224cm" svg:y="6.271cm">
          <draw:image xlink:href="Pictures/10000201000003D60000031177C305AD40F9E440.png" xlink:type="simple" xlink:show="embed" xlink:actuate="onLoad" loext:mime-type="image/png">
            <text:p/>
          </draw:image>
        </draw:frame>
        <draw:line draw:style-name="gr6" draw:text-style-name="P5" draw:layer="layout" svg:x1="6.08cm" svg:y1="19.923cm" svg:x2="6.08cm" svg:y2="17.383cm">
          <text:p/>
        </draw:line>
        <draw:line draw:style-name="gr7" draw:text-style-name="P5" draw:layer="layout" svg:x1="4.048cm" svg:y1="17.383cm" svg:x2="6.08cm" svg:y2="17.383cm">
          <text:p/>
        </draw:line>
        <draw:line draw:style-name="gr8" draw:text-style-name="P5" draw:layer="layout" svg:x1="4.048cm" svg:y1="14.716cm" svg:x2="10.144cm" svg:y2="14.716cm">
          <text:p/>
        </draw:line>
        <draw:line draw:style-name="gr9" draw:text-style-name="P5" draw:layer="layout" svg:x1="5.318cm" svg:y1="14.843cm" svg:x2="5.318cm" svg:y2="17.256cm">
          <text:p/>
        </draw:line>
        <draw:g>
          <svg:title>TexMaths</svg:title>
          <svg:desc>14§latex§$\frac{q^{\prime}}{4 \pi} \approx 20 \text{W/cm}$§svg§600§FALSE§</svg:desc>
          <draw:g>
            <draw:path draw:style-name="gr10" draw:text-style-name="P6" draw:layer="layout" svg:width="3.496cm" svg:height="0.94cm" svg:x="5.602cm" svg:y="15.516cm" svg:viewBox="0 0 3497 941" svg:d="M1748 941c-582 0-1165 0-1748 0 0-314 0-627 0-941 1166 0 2331 0 3497 0 0 314 0 627 0 941-583 0-1166 0-1749 0z">
              <text:p/>
            </draw:path>
            <draw:path draw:style-name="gr11" draw:text-style-name="P7" draw:layer="layout" svg:width="0.182cm" svg:height="0.327cm" svg:x="5.663cm" svg:y="15.679cm" svg:viewBox="0 0 183 328" svg:d="M183 15c0-2 0-7 0-9s-1-6-5-6c-3 0-21 17-29 34-4-11-17-34-43-34-53 0-106 71-106 147 0 50 26 84 63 84 23 0 41-17 51-27-2 2-13 67-15 75-7 28-7 30-31 30-5 0-12 0-12 10 0 4 3 9 7 9 13 0 29-3 43-3s29 3 43 3c3 0 8-3 8-13 0-6-7-6-10-6-10 0-22 0-22-7 0-2 0-2 4-12 18-92 36-184 54-275zM122 162c-3 8-3 10-8 19-15 23-35 37-51 37-15 0-30-14-30-50 0-27 13-84 21-105 20-42 40-48 52-48 28 0 36 40 36 44 0 2-2 6-2 8-6 32-12 63-18 95z">
              <text:p/>
            </draw:path>
            <draw:path draw:style-name="gr11" draw:text-style-name="P7" draw:layer="layout" svg:width="0.08cm" svg:height="0.192cm" svg:x="5.892cm" svg:y="15.478cm" svg:viewBox="0 0 81 193" svg:d="M78 36c1-5 3-9 3-13 0-15-10-23-18-23-12 0-15 13-17 17-15 53-29 106-44 159-2 5-1 5-2 7 0 6 9 7 13 10 4 0 4-2 5-6 20-51 40-101 60-151z">
              <text:p/>
            </draw:path>
            <draw:path draw:style-name="gr11" draw:text-style-name="P7" draw:layer="layout" svg:width="0.516cm" svg:height="0.028cm" svg:x="5.572cm" svg:y="16.036cm" svg:viewBox="0 0 517 29" svg:d="M259 29c-86 0-173 0-259 0 0-9 0-19 0-29 172 0 344 0 517 0 0 10 0 20 0 29-86 0-172 0-258 0z">
              <text:p/>
            </draw:path>
            <draw:path draw:style-name="gr11" draw:text-style-name="P7" draw:layer="layout" svg:width="0.197cm" svg:height="0.345cm" svg:x="5.588cm" svg:y="16.141cm" svg:viewBox="0 0 198 346" svg:d="M198 262c0-6 0-12 0-18-15 0-30 0-44 0 0-77 0-153 0-229 0-11 0-15-9-15-5 0-6 0-11 6-45 79-89 158-134 238 0 6 0 12 0 18 40 0 79 0 119 0 0 14 0 28 0 42 0 19 0 26-33 26-3 0-7 0-10 0 0 5 0 11 0 16 20 0 46-2 59-2 17 0 42 2 63 2 0-5 0-11 0-16-4 0-8 0-11 0-33 0-33-7-33-26 0-14 0-28 0-42 14 0 29 0 44 0zM122 55c0 63 0 126 0 189-36 0-71 0-107 0 36-63 71-126 107-189z">
              <text:p/>
            </draw:path>
            <draw:path draw:style-name="gr11" draw:text-style-name="P7" draw:layer="layout" svg:width="0.243cm" svg:height="0.226cm" svg:x="5.821cm" svg:y="16.267cm" svg:viewBox="0 0 244 227" svg:d="M109 34c16 0 32 0 48 0-7 31-15 77-15 119 0 21 2 34 5 46 7 26 11 28 18 28 8 0 18-11 18-23 0-5 0-7-3-13-7-19-15-48-15-90 0-11 0-30 7-67 16 0 33 0 49 0 8 0 12 0 15-5 7-4 8-12 8-14 0-15-11-15-18-15-51 0-102 0-153 0-17 0-28 4-47 25-9 13-26 40-26 44 0 7 7 7 8 7 4 0 4 0 7-7 20-35 46-35 54-35 9 0 17 0 25 0-11 56-35 117-46 149-3 6-7 16-8 19 0 2-2 4-2 8 0 8 5 17 15 17 16 0 21-23 30-70 8-41 17-82 26-123z">
              <text:p/>
            </draw:path>
            <draw:path draw:style-name="gr11" draw:text-style-name="P7" draw:layer="layout" svg:width="0.387cm" svg:height="0.314cm" svg:x="6.351cm" svg:y="15.879cm" svg:viewBox="0 0 388 315" svg:d="M388 23c0-15-5-23-8-23-4 0-9 4-9 21-1 50-42 80-80 80-33 0-63-21-93-49-31-25-63-52-101-52-54 0-97 52-97 120 0 16 5 23 8 23 7 0 9-15 9-17 3-63 51-84 80-84 33 0 63 23 93 48 31 25 63 53 101 53 54 0 97-53 97-120zM388 195c0-21-7-23-8-23-4 0-9 4-9 21-1 51-42 80-80 80-33 0-63-23-93-48-31-28-63-53-101-53-54 0-97 53-97 120 0 17 5 21 8 21 7 0 9-13 9-17 3-61 51-84 80-84 33 0 63 23 93 50 31 26 63 53 101 53 54 0 97-55 97-120z">
              <text:p/>
            </draw:path>
            <draw:path draw:style-name="gr11" draw:text-style-name="P7" draw:layer="layout" svg:width="0.23cm" svg:height="0.488cm" svg:x="6.962cm" svg:y="15.745cm" svg:viewBox="0 0 231 489" svg:d="M45 432c20-25 40-50 61-75 90-101 125-141 125-214 0-84-53-143-124-143-64 0-107 67-107 132 0 42 28 42 30 42 10 0 29-8 29-40 0-19-9-37-29-37-5 0-7 0-9 2 14-49 45-76 80-76 53 0 77 59 77 120 0 59-29 117-61 161-37 53-75 105-112 158-5 8-5 10-5 27 72 0 143 0 215 0 5-43 11-85 16-128-5 0-10 0-15 0-3 23-6 55-13 67-3 4-41 4-54 4-35 0-70 0-104 0z">
              <text:p/>
            </draw:path>
            <draw:path draw:style-name="gr11" draw:text-style-name="P7" draw:layer="layout" svg:width="0.243cm" svg:height="0.505cm" svg:x="7.244cm" svg:y="15.745cm" svg:viewBox="0 0 244 506" svg:d="M244 254c0-59-3-118-23-172-26-69-74-82-99-82-35 0-76 19-101 88-18 51-21 107-21 166 0 57 3 122 26 178 25 59 68 74 96 74 32 0 76-15 101-86 18-51 21-107 21-166zM122 489c-23 0-56-17-68-88-6-44-6-111-6-155 0-47 0-97 5-135 11-88 54-94 69-94 20 0 58 12 70 86 4 40 4 96 4 143 0 54 0 105-6 153-8 69-41 90-68 90z">
              <text:p/>
            </draw:path>
            <draw:path draw:style-name="gr11" draw:text-style-name="P7" draw:layer="layout" svg:width="0.574cm" svg:height="0.518cm" svg:x="7.523cm" svg:y="15.732cm" svg:viewBox="0 0 575 519" svg:d="M517 71c10-42 34-48 58-48 0-8 0-15 0-23-19 2-37 2-53 2-17 0-55-2-70-2 0 8 0 15 0 23 40 0 52 25 52 38 0 6-4 10-4 15-29 113-58 226-87 340-31-120-62-240-93-359 0-5-1-9-1-13 0-21 33-21 47-21 0-8 0-15 0-23-19 2-60 2-82 2s-46-2-69-2c0 8 0 15 0 23 33 0 44 0 51 25 4 18 9 35 13 53-27 105-54 210-81 315-31-121-62-241-92-361-2-3-2-9-2-11 0-21 33-21 48-21 0-8 0-15 0-23-20 2-60 2-83 2-22 0-46-2-69-2 0 8 0 15 0 23 43 0 45 4 53 32 38 149 77 299 115 449 2 8 4 15 12 15 7 0 8-5 12-15 31-125 63-249 95-374 32 125 64 249 96 374 2 8 3 15 10 15 8 0 10-5 13-15 37-144 74-288 111-433z">
              <text:p/>
            </draw:path>
            <draw:path draw:style-name="gr11" draw:text-style-name="P7" draw:layer="layout" svg:width="0.224cm" svg:height="0.736cm" svg:x="8.141cm" svg:y="15.682cm" svg:viewBox="0 0 225 737" svg:d="M221 29c4-10 4-12 4-14 0-7-5-15-12-15-8 0-10 8-12 15-66 231-132 463-198 695-3 8-3 10-3 12 0 9 5 15 12 15 8 0 9-6 11-15 66-231 132-462 198-693z">
              <text:p/>
            </draw:path>
            <draw:path draw:style-name="gr11" draw:text-style-name="P7" draw:layer="layout" svg:width="0.22cm" svg:height="0.337cm" svg:x="8.418cm" svg:y="15.904cm" svg:viewBox="0 0 221 338" svg:d="M48 170c0-120 48-151 79-151 5 0 41 0 61 27-23 2-26 25-26 34 0 19 10 33 26 33 15 0 27-12 27-33 0-51-45-80-90-80-72 0-125 80-125 172 0 95 58 166 124 166 79 0 97-87 97-94 0-8-6-9-8-9-5 0-7 4-7 9-18 67-54 77-76 77-31 0-82-33-82-151z">
              <text:p/>
            </draw:path>
            <draw:path draw:style-name="gr11" draw:text-style-name="P7" draw:layer="layout" svg:width="0.453cm" svg:height="0.324cm" svg:x="8.674cm" svg:y="15.908cm" svg:viewBox="0 0 454 325" svg:d="M46 73c0 66 0 132 0 198 0 33-6 33-46 33 0 7 0 14 0 21 21 0 51-2 66-2s45 2 64 2c0-7 0-14 0-21-38 0-44 0-44-33 0-46 0-91 0-137 0-75 41-117 77-117 38 0 43 40 43 82 0 57 0 114 0 172 0 33-5 33-44 33 0 7 0 14 0 21 20 0 49-2 66-2 15 0 44 2 64 2 0-7 0-14 0-21-38 0-44 0-44-33 0-46 0-91 0-137 0-75 41-117 77-117 37 0 43 40 43 82 0 57 0 114 0 172 0 33-6 33-44 33 0 7 0 14 0 21 19 0 49-2 64-2 16 0 46 2 66 2 0-7 0-14 0-21-30 0-45 0-46-23 0-47 0-93 0-140 0-63 0-86-18-114-7-12-27-27-60-27-49 0-74 44-84 73-8-65-51-73-78-73-43 0-69 34-85 78 0-26 0-52 0-78-28 3-55 6-83 8 0 8 0 16 0 23 41 0 46 7 46 42z">
              <text:p/>
            </draw:path>
          </draw:g>
        </draw:g>
        <draw:line draw:style-name="gr12" draw:text-style-name="P5" draw:layer="layout" svg:x1="9.917cm" svg:y1="14.716cm" svg:x2="9.917cm" svg:y2="20.05cm">
          <text:p/>
        </draw:line>
        <draw:g>
          <svg:title>TexMaths</svg:title>
          <svg:desc>14§latex§$\approx 1100$§svg§600§FALSE§</svg:desc>
          <draw:g>
            <draw:path draw:style-name="gr10" draw:text-style-name="P6" draw:layer="layout" svg:width="1.43cm" svg:height="0.323cm" svg:x="7.672cm" svg:y="21.475cm" svg:viewBox="0 0 1431 324" svg:d="M0 0c477 0 954 0 1431 0 0 108 0 216 0 324-477 0-954 0-1431 0 0-108 0-216 0-324z">
              <text:p/>
            </draw:path>
            <draw:path draw:style-name="gr11" draw:text-style-name="P7" draw:layer="layout" svg:width="0.328cm" svg:height="0.236cm" svg:x="7.673cm" svg:y="21.548cm" svg:viewBox="0 0 329 237" svg:d="M329 17c0-11-5-17-7-17-3 0-7 3-7 16-3 38-37 60-69 60-28 0-53-16-78-36-27-19-53-40-85-40-47 0-83 40-83 90 0 13 4 18 7 18 6 0 7-12 7-13 3-48 43-63 69-63 27 0 53 17 78 36 26 19 53 40 85 40 46 0 83-40 83-91zM329 147c0-16-5-12-7-17-3 0-7 3-7 15-3 38-37 61-69 61-28 0-53-18-78-37-27-20-53-39-85-39-47 0-83 39-83 90 0 12 4 16 7 16 6 0 7-10 7-13 3-46 43-63 69-63 27 0 53 17 78 36 26 21 53 41 85 41 46 0 83-41 83-90z">
              <text:p/>
            </draw:path>
            <draw:path draw:style-name="gr11" draw:text-style-name="P7" draw:layer="layout" svg:width="0.161cm" svg:height="0.367cm" svg:x="8.209cm" svg:y="21.447cm" svg:viewBox="0 0 162 368" svg:d="M101 14c0-12 0-14-11-14-31 35-75 35-90 35 0 6 0 11 0 17 10 0 39 0 64-14 0 96 0 192 0 288 0 19-1 25-46 25-5 0-10 0-15 0 0 6 0 12 0 17 17-1 60-1 80-1 19 0 62 0 79 1 0-5 0-11 0-17-5 0-10 0-15 0-45 0-46-5-46-25 0-104 0-208 0-312z">
              <text:p/>
            </draw:path>
            <draw:path draw:style-name="gr11" draw:text-style-name="P7" draw:layer="layout" svg:width="0.16cm" svg:height="0.367cm" svg:x="8.455cm" svg:y="21.447cm" svg:viewBox="0 0 161 368" svg:d="M101 14c0-12 0-14-13-14-29 35-73 35-88 35 0 6 0 11 0 17 10 0 38 0 64-14 0 96 0 192 0 288 0 19-2 25-46 25-5 0-10 0-15 0 0 6 0 12 0 17 17-1 59-1 80-1 20 0 61 0 78 1 0-5 0-11 0-17-5 0-10 0-16 0-43 0-44-5-44-25 0-104 0-208 0-312z">
              <text:p/>
            </draw:path>
            <draw:path draw:style-name="gr11" draw:text-style-name="P7" draw:layer="layout" svg:width="0.205cm" svg:height="0.38cm" svg:x="8.676cm" svg:y="21.447cm" svg:viewBox="0 0 206 381" svg:d="M206 191c0-44-2-88-20-129-22-53-63-62-82-62-30 0-66 14-86 66-17 38-18 81-18 125 0 41 1 92 21 135 21 44 57 55 81 55 27 0 64-11 85-65 17-38 19-80 19-125zM102 368c-18 0-47-12-56-66-5-33-5-84-5-117 0-35 0-73 4-101 8-67 46-71 57-71 17 0 49 9 59 64 4 31 4 73 4 108 0 41 0 79-6 115-7 53-35 68-57 68z">
              <text:p/>
            </draw:path>
            <draw:path draw:style-name="gr11" draw:text-style-name="P7" draw:layer="layout" svg:width="0.206cm" svg:height="0.38cm" svg:x="8.921cm" svg:y="21.447cm" svg:viewBox="0 0 207 381" svg:d="M207 191c0-44-3-88-20-129-22-53-63-62-83-62-30 0-65 14-86 66-15 38-18 81-18 125 0 41 3 92 22 135 21 44 58 55 82 55 26 0 64-11 85-65 15-38 18-80 18-125zM104 368c-20 0-49-12-58-66-5-33-5-84-5-117 0-35 0-73 4-101 10-67 46-71 59-71 15 0 48 9 57 64 5 31 5 73 5 108 0 41 0 79-5 115-7 53-35 68-57 68z">
              <text:p/>
            </draw:path>
          </draw:g>
        </draw:g>
        <draw:line draw:style-name="gr13" draw:text-style-name="P5" draw:layer="layout" svg:x1="8.874cm" svg:y1="21.066cm" svg:x2="9.89cm" svg:y2="20.05cm">
          <text:p/>
        </draw:line>
      </draw:page>
      <draw:page draw:name="page5" draw:style-name="dp1" draw:master-page-name="Default">
        <draw:frame draw:style-name="gr1" draw:text-style-name="P1" draw:layer="layout" svg:width="19.589cm" svg:height="15.659cm" svg:x="1.225cm" svg:y="6.272cm">
          <draw:image xlink:href="Pictures/10000201000003D60000031177C305AD40F9E440.png" xlink:type="simple" xlink:show="embed" xlink:actuate="onLoad" loext:mime-type="image/png">
            <text:p/>
          </draw:image>
        </draw:frame>
        <draw:line draw:style-name="gr6" draw:text-style-name="P5" draw:layer="layout" svg:x1="6.081cm" svg:y1="19.924cm" svg:x2="6.08cm" svg:y2="18.653cm">
          <text:p/>
        </draw:line>
        <draw:line draw:style-name="gr7" draw:text-style-name="P5" draw:layer="layout" svg:x1="3.921cm" svg:y1="18.653cm" svg:x2="5.953cm" svg:y2="18.653cm">
          <text:p/>
        </draw:line>
        <draw:line draw:style-name="gr8" draw:text-style-name="P5" draw:layer="layout" svg:x1="3.921cm" svg:y1="15.986cm" svg:x2="12.303cm" svg:y2="15.986cm">
          <text:p/>
        </draw:line>
        <draw:line draw:style-name="gr9" draw:text-style-name="P5" draw:layer="layout" svg:x1="4.429cm" svg:y1="15.986cm" svg:x2="4.429cm" svg:y2="18.653cm">
          <text:p/>
        </draw:line>
        <draw:g>
          <svg:title>TexMaths</svg:title>
          <svg:desc>14§latex§$\frac{q^{\prime}}{4 \pi} \approx 20 \text{W/cm}$§svg§600§FALSE§</svg:desc>
          <draw:g>
            <draw:path draw:style-name="gr10" draw:text-style-name="P6" draw:layer="layout" svg:width="3.496cm" svg:height="0.94cm" svg:x="5.221cm" svg:y="16.532cm" svg:viewBox="0 0 3497 941" svg:d="M1748 941c-582 0-1165 0-1748 0 0-314 0-627 0-941 1166 0 2331 0 3497 0 0 314 0 627 0 941-583 0-1166 0-1749 0z">
              <text:p/>
            </draw:path>
            <draw:path draw:style-name="gr11" draw:text-style-name="P7" draw:layer="layout" svg:width="0.182cm" svg:height="0.327cm" svg:x="5.282cm" svg:y="16.695cm" svg:viewBox="0 0 183 328" svg:d="M183 15c0-2 0-7 0-9s-1-6-5-6c-3 0-21 17-29 34-4-11-17-34-43-34-53 0-106 71-106 147 0 50 26 84 63 84 23 0 41-17 51-27-2 2-13 67-15 75-7 28-7 30-31 30-5 0-12 0-12 10 0 4 3 9 7 9 13 0 29-3 43-3s29 3 43 3c3 0 8-3 8-13 0-6-7-6-10-6-10 0-22 0-22-7 0-2 0-2 4-12 18-92 36-184 54-275zM122 162c-3 8-3 10-8 19-15 23-35 37-51 37-15 0-30-14-30-50 0-27 13-84 21-105 20-42 40-48 52-48 28 0 36 40 36 44 0 2-2 6-2 8-6 32-12 63-18 95z">
              <text:p/>
            </draw:path>
            <draw:path draw:style-name="gr11" draw:text-style-name="P7" draw:layer="layout" svg:width="0.08cm" svg:height="0.192cm" svg:x="5.511cm" svg:y="16.494cm" svg:viewBox="0 0 81 193" svg:d="M78 36c1-5 3-9 3-13 0-15-10-23-18-23-12 0-15 13-17 17-15 53-29 106-44 159-2 5-1 5-2 7 0 6 9 7 13 10 4 0 4-2 5-6 20-51 40-101 60-151z">
              <text:p/>
            </draw:path>
            <draw:path draw:style-name="gr11" draw:text-style-name="P7" draw:layer="layout" svg:width="0.516cm" svg:height="0.028cm" svg:x="5.191cm" svg:y="17.052cm" svg:viewBox="0 0 517 29" svg:d="M259 29c-86 0-173 0-259 0 0-9 0-19 0-29 172 0 344 0 517 0 0 10 0 20 0 29-86 0-172 0-258 0z">
              <text:p/>
            </draw:path>
            <draw:path draw:style-name="gr11" draw:text-style-name="P7" draw:layer="layout" svg:width="0.197cm" svg:height="0.345cm" svg:x="5.207cm" svg:y="17.157cm" svg:viewBox="0 0 198 346" svg:d="M198 262c0-6 0-12 0-18-15 0-30 0-44 0 0-77 0-153 0-229 0-11 0-15-9-15-5 0-6 0-11 6-45 79-89 158-134 238 0 6 0 12 0 18 40 0 79 0 119 0 0 14 0 28 0 42 0 19 0 26-33 26-3 0-7 0-10 0 0 5 0 11 0 16 20 0 46-2 59-2 17 0 42 2 63 2 0-5 0-11 0-16-4 0-8 0-11 0-33 0-33-7-33-26 0-14 0-28 0-42 14 0 29 0 44 0zM122 55c0 63 0 126 0 189-36 0-71 0-107 0 36-63 71-126 107-189z">
              <text:p/>
            </draw:path>
            <draw:path draw:style-name="gr11" draw:text-style-name="P7" draw:layer="layout" svg:width="0.243cm" svg:height="0.226cm" svg:x="5.44cm" svg:y="17.283cm" svg:viewBox="0 0 244 227" svg:d="M109 34c16 0 32 0 48 0-7 31-15 77-15 119 0 21 2 34 5 46 7 26 11 28 18 28 8 0 18-11 18-23 0-5 0-7-3-13-7-19-15-48-15-90 0-11 0-30 7-67 16 0 33 0 49 0 8 0 12 0 15-5 7-4 8-12 8-14 0-15-11-15-18-15-51 0-102 0-153 0-17 0-28 4-47 25-9 13-26 40-26 44 0 7 7 7 8 7 4 0 4 0 7-7 20-35 46-35 54-35 9 0 17 0 25 0-11 56-35 117-46 149-3 6-7 16-8 19 0 2-2 4-2 8 0 8 5 17 15 17 16 0 21-23 30-70 8-41 17-82 26-123z">
              <text:p/>
            </draw:path>
            <draw:path draw:style-name="gr11" draw:text-style-name="P7" draw:layer="layout" svg:width="0.387cm" svg:height="0.314cm" svg:x="5.97cm" svg:y="16.895cm" svg:viewBox="0 0 388 315" svg:d="M388 23c0-15-5-23-8-23-4 0-9 4-9 21-1 50-42 80-80 80-33 0-63-21-93-49-31-25-63-52-101-52-54 0-97 52-97 120 0 16 5 23 8 23 7 0 9-15 9-17 3-63 51-84 80-84 33 0 63 23 93 48 31 25 63 53 101 53 54 0 97-53 97-120zM388 195c0-21-7-23-8-23-4 0-9 4-9 21-1 51-42 80-80 80-33 0-63-23-93-48-31-28-63-53-101-53-54 0-97 53-97 120 0 17 5 21 8 21 7 0 9-13 9-17 3-61 51-84 80-84 33 0 63 23 93 50 31 26 63 53 101 53 54 0 97-55 97-120z">
              <text:p/>
            </draw:path>
            <draw:path draw:style-name="gr11" draw:text-style-name="P7" draw:layer="layout" svg:width="0.23cm" svg:height="0.488cm" svg:x="6.581cm" svg:y="16.761cm" svg:viewBox="0 0 231 489" svg:d="M45 432c20-25 40-50 61-75 90-101 125-141 125-214 0-84-53-143-124-143-64 0-107 67-107 132 0 42 28 42 30 42 10 0 29-8 29-40 0-19-9-37-29-37-5 0-7 0-9 2 14-49 45-76 80-76 53 0 77 59 77 120 0 59-29 117-61 161-37 53-75 105-112 158-5 8-5 10-5 27 72 0 143 0 215 0 5-43 11-85 16-128-5 0-10 0-15 0-3 23-6 55-13 67-3 4-41 4-54 4-35 0-70 0-104 0z">
              <text:p/>
            </draw:path>
            <draw:path draw:style-name="gr11" draw:text-style-name="P7" draw:layer="layout" svg:width="0.243cm" svg:height="0.505cm" svg:x="6.863cm" svg:y="16.761cm" svg:viewBox="0 0 244 506" svg:d="M244 254c0-59-3-118-23-172-26-69-74-82-99-82-35 0-76 19-101 88-18 51-21 107-21 166 0 57 3 122 26 178 25 59 68 74 96 74 32 0 76-15 101-86 18-51 21-107 21-166zM122 489c-23 0-56-17-68-88-6-44-6-111-6-155 0-47 0-97 5-135 11-88 54-94 69-94 20 0 58 12 70 86 4 40 4 96 4 143 0 54 0 105-6 153-8 69-41 90-68 90z">
              <text:p/>
            </draw:path>
            <draw:path draw:style-name="gr11" draw:text-style-name="P7" draw:layer="layout" svg:width="0.574cm" svg:height="0.518cm" svg:x="7.142cm" svg:y="16.748cm" svg:viewBox="0 0 575 519" svg:d="M517 71c10-42 34-48 58-48 0-8 0-15 0-23-19 2-37 2-53 2-17 0-55-2-70-2 0 8 0 15 0 23 40 0 52 25 52 38 0 6-4 10-4 15-29 113-58 226-87 340-31-120-62-240-93-359 0-5-1-9-1-13 0-21 33-21 47-21 0-8 0-15 0-23-19 2-60 2-82 2s-46-2-69-2c0 8 0 15 0 23 33 0 44 0 51 25 4 18 9 35 13 53-27 105-54 210-81 315-31-121-62-241-92-361-2-3-2-9-2-11 0-21 33-21 48-21 0-8 0-15 0-23-20 2-60 2-83 2-22 0-46-2-69-2 0 8 0 15 0 23 43 0 45 4 53 32 38 149 77 299 115 449 2 8 4 15 12 15 7 0 8-5 12-15 31-125 63-249 95-374 32 125 64 249 96 374 2 8 3 15 10 15 8 0 10-5 13-15 37-144 74-288 111-433z">
              <text:p/>
            </draw:path>
            <draw:path draw:style-name="gr11" draw:text-style-name="P7" draw:layer="layout" svg:width="0.224cm" svg:height="0.736cm" svg:x="7.76cm" svg:y="16.698cm" svg:viewBox="0 0 225 737" svg:d="M221 29c4-10 4-12 4-14 0-7-5-15-12-15-8 0-10 8-12 15-66 231-132 463-198 695-3 8-3 10-3 12 0 9 5 15 12 15 8 0 9-6 11-15 66-231 132-462 198-693z">
              <text:p/>
            </draw:path>
            <draw:path draw:style-name="gr11" draw:text-style-name="P7" draw:layer="layout" svg:width="0.22cm" svg:height="0.337cm" svg:x="8.037cm" svg:y="16.92cm" svg:viewBox="0 0 221 338" svg:d="M48 170c0-120 48-151 79-151 5 0 41 0 61 27-23 2-26 25-26 34 0 19 10 33 26 33 15 0 27-12 27-33 0-51-45-80-90-80-72 0-125 80-125 172 0 95 58 166 124 166 79 0 97-87 97-94 0-8-6-9-8-9-5 0-7 4-7 9-18 67-54 77-76 77-31 0-82-33-82-151z">
              <text:p/>
            </draw:path>
            <draw:path draw:style-name="gr11" draw:text-style-name="P7" draw:layer="layout" svg:width="0.453cm" svg:height="0.324cm" svg:x="8.293cm" svg:y="16.924cm" svg:viewBox="0 0 454 325" svg:d="M46 73c0 66 0 132 0 198 0 33-6 33-46 33 0 7 0 14 0 21 21 0 51-2 66-2s45 2 64 2c0-7 0-14 0-21-38 0-44 0-44-33 0-46 0-91 0-137 0-75 41-117 77-117 38 0 43 40 43 82 0 57 0 114 0 172 0 33-5 33-44 33 0 7 0 14 0 21 20 0 49-2 66-2 15 0 44 2 64 2 0-7 0-14 0-21-38 0-44 0-44-33 0-46 0-91 0-137 0-75 41-117 77-117 37 0 43 40 43 82 0 57 0 114 0 172 0 33-6 33-44 33 0 7 0 14 0 21 19 0 49-2 64-2 16 0 46 2 66 2 0-7 0-14 0-21-30 0-45 0-46-23 0-47 0-93 0-140 0-63 0-86-18-114-7-12-27-27-60-27-49 0-74 44-84 73-8-65-51-73-78-73-43 0-69 34-85 78 0-26 0-52 0-78-28 3-55 6-83 8 0 8 0 16 0 23 41 0 46 7 46 42z">
              <text:p/>
            </draw:path>
          </draw:g>
        </draw:g>
        <draw:line draw:style-name="gr12" draw:text-style-name="P5" draw:layer="layout" svg:x1="12.276cm" svg:y1="16.079cm" svg:x2="12.303cm" svg:y2="20.05cm">
          <text:p/>
        </draw:line>
      </draw:page>
      <draw:page draw:name="page6" draw:style-name="dp1" draw:master-page-name="Default">
        <draw:frame draw:style-name="gr5" draw:text-style-name="P4" draw:layer="layout" svg:width="0.502cm" svg:height="1.187cm" svg:x="10.767cm" svg:y="13.777cm">
          <draw:text-box>
            <text:p/>
          </draw:text-box>
        </draw:frame>
        <draw:custom-shape draw:style-name="gr14" draw:text-style-name="P2" draw:layer="layout" svg:width="7.747cm" svg:height="6.223cm" svg:x="7.604cm" svg:y="7.60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3.556cm" svg:height="3.429cm" svg:x="9.763cm" svg:y="8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905cm" svg:height="1.778cm" svg:x="10.592cm" svg:y="9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5" draw:layer="layout" svg:x1="10.652cm" svg:y1="10.652cm" svg:x2="12.557cm" svg:y2="10.652cm">
          <text:p/>
        </draw:line>
      </draw:page>
      <draw:page draw:name="page7" draw:style-name="dp1" draw:master-page-name="Default">
        <draw:line draw:style-name="gr18" draw:text-style-name="P5" draw:layer="layout" svg:x1="5.701cm" svg:y1="14.335cm" svg:x2="5.574cm" svg:y2="5.445cm">
          <text:p/>
        </draw:line>
        <draw:line draw:style-name="gr18" draw:text-style-name="P5" draw:layer="layout" svg:x1="5.647cm" svg:y1="14.279cm" svg:x2="19.036cm" svg:y2="14.208cm">
          <text:p/>
        </draw:line>
        <draw:frame draw:style-name="gr19" draw:text-style-name="P9" draw:layer="layout" svg:width="4.699cm" svg:height="0.962cm" draw:transform="rotate (1.5707963267949) translate (3.723cm 12.176cm)">
          <draw:text-box>
            <text:p>Temperature</text:p>
          </draw:text-box>
        </draw:frame>
        <draw:frame draw:style-name="gr19" draw:text-style-name="P9" draw:layer="layout" svg:width="3.302cm" svg:height="0.962cm" svg:x="11.035cm" svg:y="15.351cm">
          <draw:text-box>
            <text:p>Entropy</text:p>
          </draw:text-box>
        </draw:frame>
        <draw:path draw:style-name="gr20" draw:text-style-name="P5" draw:layer="layout" svg:width="7.911cm" svg:height="8.992cm" draw:transform="rotate (0.785398163397448) translate (5.68714566204439cm 11.4921456620444cm)" svg:viewBox="0 0 7912 8993" svg:d="M0 1816c617 84 1172-194 1769-273 574-77 1136-263 1667-510 488-227 974-479 1497-612 567-144 1098-493 1700-408 487 69 1023 345 1191 850 205 614 16 1262-204 1837-205 536-291 1088-476 1632-184 538-268 1105-375 1668-115 607-157 1237 0 1837l137 543 135 545 68 68">
          <text:p/>
        </draw:path>
        <draw:line draw:style-name="gr21" draw:text-style-name="P5" draw:layer="layout" svg:x1="6.843cm" svg:y1="12.303cm" svg:x2="7.986cm" svg:y2="11.414cm">
          <text:p/>
        </draw:line>
        <draw:line draw:style-name="gr21" draw:text-style-name="P5" draw:layer="layout" svg:x1="7.986cm" svg:y1="11.414cm" svg:x2="14.971cm" svg:y2="11.287cm">
          <text:p/>
        </draw:line>
        <draw:line draw:style-name="gr21" draw:text-style-name="P5" draw:layer="layout" svg:x1="14.971cm" svg:y1="11.287cm" svg:x2="16.876cm" svg:y2="8.62cm">
          <text:p/>
        </draw:line>
        <draw:line draw:style-name="gr21" draw:text-style-name="P5" draw:layer="layout" svg:x1="9.382cm" svg:y1="7.604cm" svg:x2="12.811cm" svg:y2="7.604cm">
          <text:p/>
        </draw:line>
        <draw:line draw:style-name="gr21" draw:text-style-name="P5" draw:layer="layout" svg:x1="12.811cm" svg:y1="7.604cm" svg:x2="14.716cm" svg:y2="4.937cm">
          <text:p/>
        </draw:line>
        <draw:frame draw:style-name="gr22" draw:text-style-name="P11" draw:layer="layout" svg:width="0.697cm" svg:height="0.645cm" svg:x="7.796cm" svg:y="7.34cm">
          <draw:text-box>
            <text:p text:style-name="P10"><text:span text:style-name="T2">1</text:span></text:p>
          </draw:text-box>
        </draw:frame>
        <draw:line draw:style-name="gr13" draw:text-style-name="P5" draw:layer="layout" svg:x1="7.605cm" svg:y1="8.62cm" svg:x2="9.382cm" svg:y2="7.604cm">
          <text:p/>
        </draw:line>
        <draw:line draw:style-name="gr23" draw:text-style-name="P5" draw:layer="layout" svg:x1="17.637cm" svg:y1="10.779cm" svg:x2="5.826cm" svg:y2="10.906cm">
          <text:p/>
        </draw:line>
        <draw:custom-shape draw:style-name="gr24" draw:text-style-name="P12" draw:layer="layout" svg:width="0.262cm" svg:height="0.254cm" svg:x="8.359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latex§P_{\text{system}}§svg§600§FALSE§</svg:desc>
          <draw:g>
            <draw:path draw:style-name="gr10" draw:text-style-name="P6" draw:layer="layout" svg:width="1.436cm" svg:height="0.426cm" svg:x="14.142cm" svg:y="4.231cm" svg:viewBox="0 0 1437 427" svg:d="M719 427c-240 0-479 0-719 0 0-142 0-285 0-427 479 0 958 0 1437 0 0 142 0 285 0 427-239 0-479 0-718 0z">
              <text:p/>
            </draw:path>
            <draw:path draw:style-name="gr11" draw:text-style-name="P7" draw:layer="layout" svg:width="0.288cm" svg:height="0.332cm" svg:x="14.134cm" svg:y="4.206cm" svg:viewBox="0 0 289 333" svg:d="M95 180c28 0 55 0 83 0 58 0 111-40 111-89 0-48-48-91-116-91-57 0-115 0-173 0 0 5 0 10 0 15 4 0 8 0 13 0 37 0 39 6 39 23 0 86 0 172 0 258 0 18-2 22-39 22-5 0-9 0-13 0 0 5 0 10 0 15 18-1 55-1 73-1s56 0 72 1c0-5 0-10 0-15-3 0-7 0-11 0-38 0-39-4-39-22 0-39 0-77 0-116zM94 167c0-44 0-88 0-132 0-17 1-20 23-20 15 0 29 0 44 0 78 0 78 52 78 76 0 23 0 76-78 76-23 0-45 0-67 0z">
              <text:p/>
            </draw:path>
            <draw:path draw:style-name="gr11" draw:text-style-name="P7" draw:layer="layout" svg:width="0.123cm" svg:height="0.154cm" svg:x="14.467cm" svg:y="4.461cm" svg:viewBox="0 0 124 155" svg:d="M115 8c0-5 0-8-5-8-1 0-2 0-7 3-1 1-4 4-7 5-9-7-22-8-34-8-51 0-62 25-62 42 0 11 6 19 13 26 14 12 26 14 47 18 18 3 46 7 46 31 0 13-10 28-43 28s-45-21-50-45c-2-4-2-5-7-5-6 0-6 3-6 10 0 14 0 28 0 41 0 6 0 9 6 9 2 0 8-7 15-14 15 14 34 14 42 14 45 0 61-24 61-48 0-14-5-23-14-32-14-11-29-14-41-16-27-5-49-9-49-27 0-11 8-25 42-25 39 0 40 28 41 38 0 4 5 4 6 4 6 0 6-3 6-9 0-10 0-21 0-32z">
              <text:p/>
            </draw:path>
            <draw:path draw:style-name="gr11" draw:text-style-name="P7" draw:layer="layout" svg:width="0.184cm" svg:height="0.217cm" svg:x="14.618cm" svg:y="4.465cm" svg:viewBox="0 0 185 218" svg:d="M151 33c10-20 28-20 34-20 0-5 0-9 0-13-10 1-17 1-27 1-8 0-22 0-31-1 0 4 0 8 0 13 11 1 14 7 14 12 0 4-1 7-3 11-13 27-26 54-39 81-14-30-28-60-42-90-1-2-1-5-1-6 0-8 11-8 17-8 0-5 0-9 0-13-4 0-30 1-39 1-10 0-24 0-34-1 0 4 0 8 0 13 20 0 22 1 28 12 19 41 38 82 57 123-2 7-5 12-9 19-7 17-19 41-42 41-9 0-12-2-14-4 3-5 9-3 9-16 0-8-5-14-15-14-8 0-14 6-14 16 0 15 15 28 34 28 29 0 46-31 51-41 22-48 44-96 66-144z">
              <text:p/>
            </draw:path>
            <draw:path draw:style-name="gr11" draw:text-style-name="P7" draw:layer="layout" svg:width="0.123cm" svg:height="0.154cm" svg:x="14.829cm" svg:y="4.461cm" svg:viewBox="0 0 124 155" svg:d="M115 8c0-5 0-8-6-8-1 0-1 0-7 3 0 1-3 4-6 5-9-7-23-8-36-8-49 0-60 25-60 42 0 11 4 19 13 26 12 12 26 14 47 18 17 3 45 7 45 31 0 13-9 28-42 28-34 0-45-21-52-45 0-4-1-5-5-5-6 0-6 3-6 10 0 14 0 28 0 41 0 6 0 9 4 9 3 0 10-7 17-14 15 14 34 14 42 14 45 0 61-24 61-48 0-14-5-23-15-32-13-11-28-14-40-16-28-5-51-9-51-27 0-11 10-25 42-25 41 0 42 28 42 38 1 4 6 4 7 4 6 0 6-3 6-9 0-10 0-21 0-32z">
              <text:p/>
            </draw:path>
            <draw:path draw:style-name="gr11" draw:text-style-name="P7" draw:layer="layout" svg:width="0.118cm" svg:height="0.212cm" svg:x="14.979cm" svg:y="4.403cm" svg:viewBox="0 0 119 213" svg:d="M59 75c18 0 36 0 54 0 0-4 0-8 0-12-18 0-36 0-54 0 0-21 0-42 0-63-4 0-8 0-11 0 0 31-14 64-48 66 0 3 0 6 0 9 11 0 21 0 32 0 0 31 0 62 0 92 0 39 30 46 48 46 23 0 39-19 39-46 0-6 0-13 0-19-4 0-8 0-11 0 0 6 0 13 0 19 0 23-12 35-25 35-24 0-24-28-24-35 0-30 0-61 0-92z">
              <text:p/>
            </draw:path>
            <draw:path draw:style-name="gr11" draw:text-style-name="P7" draw:layer="layout" svg:width="0.147cm" svg:height="0.154cm" svg:x="15.135cm" svg:y="4.461cm" svg:viewBox="0 0 148 155" svg:d="M138 74c7 0 10 0 10-7 0-31-17-67-68-67-45 0-80 35-80 77 0 43 38 78 84 78s64-36 64-45c0-1-1-4-7-4-4 0-4 1-5 6-12 28-37 32-49 32-17 0-32-7-42-20-13-17-13-36-13-50 36 0 71 0 106 0zM32 66c3-49 35-58 48-58 42 0 43 48 43 58-30 0-61 0-91 0z">
              <text:p/>
            </draw:path>
            <draw:path draw:style-name="gr11" draw:text-style-name="P7" draw:layer="layout" svg:width="0.288cm" svg:height="0.15cm" svg:x="15.316cm" svg:y="4.463cm" svg:viewBox="0 0 289 151" svg:d="M263 47c0-30-14-47-50-47-28 0-47 14-56 32-7-25-26-32-51-32-28 0-46 15-56 33 0-11 0-22 0-33-16 1-33 2-50 3 0 4 0 8 0 12 22 0 25 3 25 20 0 29 0 58 0 88 0 15-3 15-25 15 0 4 0 8 0 13 13-1 24-2 39-2 13 0 37 2 39 2 0-5 0-9 0-13-22 0-25 0-25-15 0-21 0-41 0-62 0-34 28-51 50-51 24 0 28 18 28 36 0 26 0 51 0 77 0 15-4 15-26 15 0 4 0 8 0 13 1 0 25-2 39-2 13 0 36 2 39 2 0-5 0-9 0-13-22 0-25 0-25-15 0-21 0-41 0-62 0-34 28-51 52-51s26 18 26 36c0 26 0 51 0 77 0 15-4 15-25 15 0 4 0 8 0 13 13-1 24-2 39-2 13 0 37 2 39 2 0-5 0-9 0-13-22 0-26 0-26-15 0-25 0-50 0-76z">
              <text:p/>
            </draw:path>
          </draw:g>
        </draw:g>
        <draw:g>
          <svg:title>TexMaths</svg:title>
          <svg:desc>14§latex§P_{\text{atm}}§svg§600§FALSE§</svg:desc>
          <draw:g>
            <draw:path draw:style-name="gr10" draw:text-style-name="P6" draw:layer="layout" svg:width="0.939cm" svg:height="0.359cm" svg:x="17.052cm" svg:y="7.981cm" svg:viewBox="0 0 940 360" svg:d="M0 0c313 0 627 0 940 0 0 120 0 240 0 360-313 0-627 0-940 0 0-120 0-240 0-360z">
              <text:p/>
            </draw:path>
            <draw:path draw:style-name="gr11" draw:text-style-name="P7" draw:layer="layout" svg:width="0.288cm" svg:height="0.332cm" svg:x="17.044cm" svg:y="7.956cm" svg:viewBox="0 0 289 333" svg:d="M95 179c28 0 55 0 82 0 59 0 112-40 112-88s-49-91-116-91c-57 0-115 0-173 0 0 5 0 10 0 15 4 0 8 0 13 0 37 0 37 6 37 23 0 86 0 172 0 258 0 16 0 22-37 22-5 0-9 0-13 0 0 5 0 10 0 15 18-1 55-1 73-1s56 0 72 1c0-5 0-10 0-15-4 0-8 0-12 0-38 0-38-6-38-22 0-39 0-78 0-117zM94 166c0-44 0-87 0-131 0-17 0-20 23-20 15 0 29 0 44 0 78 0 78 52 78 76 0 23 0 75-78 75-23 0-45 0-67 0z">
              <text:p/>
            </draw:path>
            <draw:path draw:style-name="gr11" draw:text-style-name="P7" draw:layer="layout" svg:width="0.171cm" svg:height="0.155cm" svg:x="17.379cm" svg:y="8.21cm" svg:viewBox="0 0 172 156" svg:d="M136 61c0-18 0-30-17-43-14-12-31-18-51-18-32 0-55 13-55 33 0 12 7 17 16 17s16-7 16-15c0-7-3-14-11-17 12-8 32-8 33-8 20 0 41 12 41 42 0 3 0 6 0 9-19 2-42 3-67 12-31 11-41 30-41 46 0 29 36 37 60 37 28 0 45-15 52-29 1 14 10 28 26 28 12-11 34 0 34-34 0-6 0-12 0-18-4 0-8 0-11 0 0 6 0 12 0 18 0 5 0 20-13 20-12 0-12-15-12-20 0-20 0-40 0-60zM108 105c0 33-30 41-45 41-17 0-34-11-34-27 0-20 17-46 79-48 0 11 0 22 0 34z">
              <text:p/>
            </draw:path>
            <draw:path draw:style-name="gr11" draw:text-style-name="P7" draw:layer="layout" svg:width="0.118cm" svg:height="0.212cm" svg:x="17.567cm" svg:y="8.153cm" svg:viewBox="0 0 119 213" svg:d="M59 75c18 0 36 0 54 0 0-4 0-8 0-12-18 0-36 0-54 0 0-21 0-42 0-63-4 0-8 0-11 0 0 31-14 64-48 66 0 3 0 6 0 9 11 0 21 0 32 0 0 31 0 62 0 92 0 38 28 46 48 46 23 0 39-19 39-46 0-6 0-13 0-19-4 0-8 0-11 0 0 6 0 12 0 18 0 24-12 36-26 36-23 0-23-28-23-35 0-30 0-61 0-92z">
              <text:p/>
            </draw:path>
            <draw:path draw:style-name="gr11" draw:text-style-name="P7" draw:layer="layout" svg:width="0.288cm" svg:height="0.15cm" svg:x="17.729cm" svg:y="8.213cm" svg:viewBox="0 0 289 151" svg:d="M264 46c0-29-15-46-52-46-28 0-46 14-55 31-7-24-26-31-51-31-28 0-46 15-56 32 0-11 0-21 0-32-16 1-33 2-50 3 0 4 0 8 0 12 22 0 25 3 25 20 0 29 0 58 0 88 0 15-3 15-25 15 0 4 0 8 0 13 13-1 25-2 39-2 13 0 36 0 39 2 0-5 0-9 0-13-22 0-25 0-25-15 0-21 0-41 0-62 0-36 28-53 50-53 24 0 28 20 28 37 0 26 0 52 0 78 0 15-4 15-26 15 0 4 0 8 0 13 1 0 25-2 39-2 13 0 36 0 40 2 0-5 0-9 0-13-22 0-26 0-26-15 0-21 0-41 0-62 0-36 29-53 52-53s26 20 26 37c0 26 0 52 0 78 0 15-3 15-25 15 0 4 0 8 0 13 13-1 24-2 39-2 13 0 36 0 39 2 0-5 0-9 0-13-22 0-25 0-25-15 0-26 0-51 0-77z">
              <text:p/>
            </draw:path>
          </draw:g>
        </draw:g>
        <draw:line draw:style-name="gr23" draw:text-style-name="P5" draw:layer="layout" svg:x1="17.51cm" svg:y1="9.382cm" svg:x2="5.699cm" svg:y2="9.509cm">
          <text:p/>
        </draw:line>
        <draw:frame draw:style-name="gr25" draw:text-style-name="P11" draw:layer="layout" svg:width="0.762cm" svg:height="0.645cm" svg:x="10.144cm" svg:y="8.61cm">
          <draw:text-box>
            <text:p text:style-name="P10"><text:span text:style-name="T2">2</text:span></text:p>
          </draw:text-box>
        </draw:frame>
        <draw:custom-shape draw:style-name="gr24" draw:text-style-name="P12" draw:layer="layout" svg:width="0.262cm" svg:height="0.254cm" svg:x="10.035cm" svg:y="9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layer="layout" svg:width="0.262cm" svg:height="0.254cm" svg:x="15.224cm" svg:y="10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1" draw:layer="layout" svg:width="0.697cm" svg:height="0.645cm" svg:x="15.416cm" svg:y="11.023cm">
          <draw:text-box>
            <text:p text:style-name="P10"><text:span text:style-name="T2">1</text:span></text:p>
          </draw:text-box>
        </draw:frame>
        <draw:g>
          <svg:title>TexMaths</svg:title>
          <svg:desc>14§latex§\text{water}_{\text{primary}}§svg§600§FALSE§</svg:desc>
          <draw:g>
            <draw:path draw:style-name="gr10" draw:text-style-name="P6" draw:layer="layout" svg:width="2.488cm" svg:height="0.394cm" svg:x="6.74cm" svg:y="6.994cm" svg:viewBox="0 0 2489 395" svg:d="M1244 395c-415 0-829 0-1244 0 0-132 0-263 0-395 830 0 1660 0 2489 0 0 132 0 263 0 395-415 0-830 0-1245 0z">
              <text:p/>
            </draw:path>
            <draw:path draw:style-name="gr11" draw:text-style-name="P7" draw:layer="layout" svg:width="0.335cm" svg:height="0.215cm" svg:x="6.725cm" svg:y="7.06cm" svg:viewBox="0 0 336 216" svg:d="M295 46c9-24 24-31 41-31 0-5 0-10 0-15-11 0-25 1-35 1-16 0-37-1-46-1 0 5 0 10 0 15 18 0 28 9 28 24 0 3 0 3-3 10-15 42-29 84-44 125-16-45-32-91-48-136-3-6-3-7-3-10 0-13 19-13 29-13 0-5 0-10 0-15-14 0-39 1-52 1-14 0-29-1-43-1 0 5 0 10 0 15 18 0 27 0 31 7 3 3 8 18 11 27-14 39-28 79-42 118-15-43-31-87-46-131-3-5-3-5-3-8 0-13 18-13 29-13 0-5 0-10 0-15-15 0-43 1-54 1-2 0-28-1-45-1 0 5 0 10 0 15 24 0 29 2 36 17 21 58 41 115 62 173 3 7 3 11 10 11 6 0 7-3 10-9 16-47 33-93 50-139 17 46 34 92 50 139 2 5 4 9 10 9s7-4 10-9c19-54 38-107 57-161z">
              <text:p/>
            </draw:path>
            <draw:path draw:style-name="gr11" draw:text-style-name="P7" draw:layer="layout" svg:width="0.22cm" svg:height="0.224cm" svg:x="7.078cm" svg:y="7.051cm" svg:viewBox="0 0 221 225" svg:d="M143 181c3 20 15 41 39 41 10 0 39-7 39-46 0-9 0-19 0-28-4 0-7 0-11 0 0 9 0 19 0 28 0 28-13 31-18 31-17 0-18-23-18-24 0-33 0-65 0-98 0-21 0-40-19-58-18-20-43-27-67-27-40 0-74 22-74 54 0 16 10 24 22 24 14 0 23-10 23-22 0-6-2-23-24-23 13-18 36-22 52-22 25 0 53 18 53 62 0 6 0 12 0 18-25 1-60 4-91 18-36 17-49 42-49 64 0 39 48 52 78 52 33 0 55-20 65-44zM140 102c0 16 0 32 0 49 0 46-36 62-57 62-26 0-45-16-45-41 0-27 21-67 102-70z">
              <text:p/>
            </draw:path>
            <draw:path draw:style-name="gr11" draw:text-style-name="P7" draw:layer="layout" svg:width="0.153cm" svg:height="0.306cm" svg:x="7.311cm" svg:y="6.969cm" svg:viewBox="0 0 154 307" svg:d="M77 106c23 0 47 0 70 0 0-5 0-10 0-15-23 0-47 0-70 0 0-31 0-61 0-91-4 0-8 0-13 0-1 40-15 93-64 95 0 4 0 7 0 11 14 0 28 0 42 0 0 45 0 90 0 135 0 60 46 66 64 66 35 0 48-35 48-66 0-9 0-18 0-28-4 0-8 0-11 0 0 9 0 18 0 27 0 36-16 54-34 54-32 0-32-44-32-53 0-45 0-90 0-135z">
              <text:p/>
            </draw:path>
            <draw:path draw:style-name="gr11" draw:text-style-name="P7" draw:layer="layout" svg:width="0.189cm" svg:height="0.224cm" svg:x="7.507cm" svg:y="7.051cm" svg:viewBox="0 0 190 225" svg:d="M42 96c3-74 43-85 60-85 51 0 56 66 56 85-39 0-77 0-116 0zM41 106c45 0 91 0 137 0 11 0 12 0 12-10 0-49-26-96-88-96-56 0-102 50-102 112 0 65 52 113 109 113 59 0 81-55 81-65 0-4-4-5-5-5-6 0-6 3-7 7-17 50-62 50-66 50-25 0-45-14-56-32-15-24-15-56-15-74z">
              <text:p/>
            </draw:path>
            <draw:path draw:style-name="gr11" draw:text-style-name="P7" draw:layer="layout" svg:width="0.164cm" svg:height="0.215cm" svg:x="7.726cm" svg:y="7.054cm" svg:viewBox="0 0 165 216" svg:d="M69 54c0-18 0-36 0-54-23 2-46 4-69 6 0 5 0 10 0 15 35 0 39 3 39 26 0 44 0 88 0 132 0 22-5 22-39 22 0 5 0 10 0 15 20 0 43-1 56-1 20 0 43 0 63 1 0-5 0-10 0-15-3 0-7 0-10 0-36 0-38-6-38-22 0-26 0-51 0-76 0-49 21-92 58-92 4 0 3 0 5 0-1 0-11 7-11 20 0 14 11 21 21 21s21-7 21-23-15-29-36-29c-35 0-53 32-60 54z">
              <text:p/>
            </draw:path>
            <draw:path draw:style-name="gr11" draw:text-style-name="P7" draw:layer="layout" svg:width="0.184cm" svg:height="0.217cm" svg:x="7.921cm" svg:y="7.192cm" svg:viewBox="0 0 185 218" svg:d="M78 205c-22 0-25 0-25-14 0-18 0-37 0-56 2 2 18 20 46 20 47 0 86-34 86-77s-35-78-80-78c-20 0-39 8-53 21 0-7 0-14 0-21-17 1-35 3-52 4 0 4 0 9 0 13 24 0 27 1 27 15 0 53 0 106 0 159 0 14-5 14-27 14 0 4 0 8 0 13 1 0 25-2 39-2 13 0 37 2 39 2 0-5 0-9 0-13zM53 38c10-17 31-27 49-27 28 0 51 31 51 67 0 39-26 67-55 67-31 0-43-26-45-28 0-26 0-53 0-79z">
              <text:p/>
            </draw:path>
            <draw:path draw:style-name="gr11" draw:text-style-name="P7" draw:layer="layout" svg:width="0.122cm" svg:height="0.151cm" svg:x="8.138cm" svg:y="7.192cm" svg:viewBox="0 0 123 152" svg:d="M52 74c0-29 14-64 46-64-3 3-6 7-6 12 0 11 9 16 16 16 8 0 15-6 15-16 0-11-11-22-26-22-17 0-37 11-47 38h-1c0-13 0-25 0-38-16 1-33 3-49 4 0 4 0 9 0 13 24 0 27 3 27 19 0 30 0 59 0 88 0 16-5 16-27 16 0 4 0 8 0 12 3 0 25-1 39-1 16 0 31 0 45 1 0-4 0-8 0-12-2 0-5 0-7 0-25 0-25-5-25-16 0-17 0-33 0-50z">
              <text:p/>
            </draw:path>
            <draw:path draw:style-name="gr11" draw:text-style-name="P7" draw:layer="layout" svg:width="0.073cm" svg:height="0.231cm" svg:x="8.295cm" svg:y="7.113cm" svg:viewBox="0 0 74 232" svg:d="M53 20c0-10-8-20-19-20-12 0-20 8-20 20s10 19 20 19c11 0 19-8 19-19zM1 84c0 4 0 8 0 12 21 0 24 2 24 18 0 30 0 60 0 90 0 15-3 15-25 15 0 4 0 8 0 13 13-1 24-2 38-2 12 0 25 0 36 2 0-5 0-9 0-13-19 0-22 0-22-14 0-42 0-84 0-125-17 1-34 2-51 4z">
              <text:p/>
            </draw:path>
            <draw:path draw:style-name="gr11" draw:text-style-name="P7" draw:layer="layout" svg:width="0.289cm" svg:height="0.151cm" svg:x="8.406cm" svg:y="7.192cm" svg:viewBox="0 0 290 152" svg:d="M264 47c0-29-15-47-51-47-28 0-46 15-56 32-6-24-25-32-51-32-28 0-46 15-56 33 0-11 0-22 0-33-16 1-33 3-50 4 0 4 0 9 0 13 22 0 25 3 25 19 0 30 0 59 0 88 0 16-3 16-25 16 0 4 0 8 0 12 13 0 25-1 39-1 13 0 37 0 39 1 0-4 0-8 0-12-22 0-25 0-25-16 0-20 0-41 0-61 0-36 28-53 51-53 25 0 28 19 28 36 0 26 0 52 0 78 0 16-5 16-27 16 0 4 0 8 0 12 1 0 25-1 39-1 13 0 37 0 41 1 0-4 0-8 0-12-23 0-27 0-27-16 0-20 0-41 0-61 0-36 30-53 52-53 24 0 26 19 26 36 0 26 0 52 0 78 0 16-2 16-25 16 0 4 0 8 0 12 13 0 25-1 39-1 13 0 37 0 40 1 0-4 0-8 0-12-23 0-26 0-26-16 0-25 0-51 0-77z">
              <text:p/>
            </draw:path>
            <draw:path draw:style-name="gr11" draw:text-style-name="P7" draw:layer="layout" svg:width="0.171cm" svg:height="0.155cm" svg:x="8.729cm" svg:y="7.191cm" svg:viewBox="0 0 172 156" svg:d="M134 61c0-18 0-32-15-44-14-11-31-17-52-17-32 0-56 13-56 33 0 12 9 17 17 17 10 0 17-7 17-17 0-5-3-12-13-15 13-8 32-8 35-8 20 0 41 12 41 42 0 3 0 6 0 9-20 2-42 3-67 12-31 11-41 30-41 46 0 29 35 37 60 37 28 0 44-15 51-29 1 15 11 28 26 28 2 0 35 0 35-32 0-7 0-13 0-20-4 0-8 0-12 0 0 6 0 12 0 18 0 5 0 21-13 21s-13-16-13-21c0-20 0-40 0-60zM108 105c0 33-30 42-45 42-18 0-35-12-35-28 0-20 17-46 80-48 0 11 0 22 0 34z">
              <text:p/>
            </draw:path>
            <draw:path draw:style-name="gr11" draw:text-style-name="P7" draw:layer="layout" svg:width="0.122cm" svg:height="0.151cm" svg:x="8.922cm" svg:y="7.192cm" svg:viewBox="0 0 123 152" svg:d="M52 74c0-29 14-64 46-64-3 3-6 7-6 12 0 11 9 16 16 16 8 0 15-6 15-16 0-11-10-22-26-22-17 0-37 11-47 38 0-13 0-25 0-38-16 1-33 3-50 4 0 4 0 9 0 13 24 0 27 3 27 19 0 30 0 59 0 88 0 16-5 16-27 16 0 4 0 8 0 12 3 0 25-1 39-1 16 0 31 0 45 1 0-4 0-8 0-12-2 0-5 0-7 0-25 0-25-5-25-16 0-17 0-33 0-50z">
              <text:p/>
            </draw:path>
            <draw:path draw:style-name="gr11" draw:text-style-name="P7" draw:layer="layout" svg:width="0.185cm" svg:height="0.217cm" svg:x="9.069cm" svg:y="7.196cm" svg:viewBox="0 0 186 218" svg:d="M153 33c9-20 28-20 33-20 0-5 0-9 0-13-10 0-17 1-26 1-10 0-23 0-31-1 0 4 0 8 0 13 11 0 14 7 14 12 0 4-2 7-3 11-13 27-26 54-39 81-14-30-28-60-42-90-2-3-2-5-2-7 0-7 12-7 17-7 0-5 0-9 0-13-5 0-29 1-39 1-11 0-24 0-34-1 0 4 0 8 0 13 20 0 23 0 28 11 20 41 39 83 58 124-3 7-6 12-10 19-7 17-18 41-42 41-8 0-11-1-14-4 3-5 10-3 10-16 0-8-7-14-16-14-8 0-15 6-15 16 0 15 17 28 35 28 29 0 46-31 52-41 22-48 44-96 66-144z">
              <text:p/>
            </draw:path>
          </draw:g>
        </draw:g>
        <draw:g>
          <svg:title>TexMaths</svg:title>
          <svg:desc>14§latex§\text{water}_{\text{air}}§svg§600§FALSE§</svg:desc>
          <draw:g>
            <draw:path draw:style-name="gr10" draw:text-style-name="P6" draw:layer="layout" svg:width="1.584cm" svg:height="0.326cm" svg:x="16.13cm" svg:y="11.57cm" svg:viewBox="0 0 1585 327" svg:d="M0 0c528 0 1057 0 1585 0 0 109 0 218 0 327-528 0-1057 0-1585 0 0-109 0-218 0-327z">
              <text:p/>
            </draw:path>
            <draw:path draw:style-name="gr11" draw:text-style-name="P7" draw:layer="layout" svg:width="0.336cm" svg:height="0.215cm" svg:x="16.113cm" svg:y="11.634cm" svg:viewBox="0 0 337 216" svg:d="M295 47c10-25 25-30 42-32 0-5 0-10 0-15-11 1-25 1-36 1-14 0-37 0-45-1 0 5 0 10 0 15 17 2 28 10 28 24 0 3 0 4-3 10-15 42-30 84-45 126-16-46-32-92-49-137-1-6-1-7-1-9 0-14 18-14 28-14 0-5 0-10 0-15-14 1-39 1-50 1-16 0-30 0-44-1 0 5 0 10 0 15 18 0 25 2 31 7 3 5 7 18 11 28-14 39-28 78-42 118-16-44-31-87-47-130-2-6-2-7-2-9 0-14 19-14 28-14 0-5 0-10 0-15-14 1-42 1-53 1-1 0-28 0-46-1 0 5 0 10 0 15 25 0 31 2 36 17 21 58 42 116 63 173 2 7 4 11 10 11s7-2 10-9c16-46 33-93 49-139 17 46 33 93 50 139 3 5 4 9 10 9s8-4 10-9c19-53 38-106 57-160z">
              <text:p/>
            </draw:path>
            <draw:path draw:style-name="gr11" draw:text-style-name="P7" draw:layer="layout" svg:width="0.22cm" svg:height="0.224cm" svg:x="16.467cm" svg:y="11.626cm" svg:viewBox="0 0 221 225" svg:d="M143 183c1 19 15 39 37 39 12 0 41-7 41-46 0-9 0-19 0-28-4 0-8 0-13 0 0 9 0 19 0 28 0 28-12 31-16 31-17 0-19-21-19-24 0-33 0-65 0-98 0-21 0-39-18-57-19-20-43-28-67-28-40 0-74 24-74 56 0 14 10 22 22 22 14 0 23-10 23-22 0-6-3-21-25-22 14-17 37-23 53-23 24 0 51 20 51 63 0 6 0 12 0 18-25 2-58 3-89 17-38 17-49 42-49 64 0 39 48 52 78 52 33 0 55-20 65-42zM138 102c0 16 0 33 0 49 0 46-34 63-57 63-24 0-43-17-43-41 0-28 19-68 100-71z">
              <text:p/>
            </draw:path>
            <draw:path draw:style-name="gr11" draw:text-style-name="P7" draw:layer="layout" svg:width="0.153cm" svg:height="0.305cm" svg:x="16.701cm" svg:y="11.545cm" svg:viewBox="0 0 154 306" svg:d="M76 105c23 0 46 0 69 0 0-5 0-11 0-16-23 0-46 0-69 0 0-29 0-59 0-89-5 0-9 0-13 0 0 40-15 92-63 95 0 3 0 6 0 10 14 0 28 0 42 0 0 45 0 90 0 135 0 60 46 66 63 66 35 0 49-35 49-66 0-9 0-18 0-28-4 0-9 0-13 0 0 9 0 18 0 27 0 36-14 54-32 54-33 0-33-44-33-53 0-45 0-90 0-135z">
              <text:p/>
            </draw:path>
            <draw:path draw:style-name="gr11" draw:text-style-name="P7" draw:layer="layout" svg:width="0.189cm" svg:height="0.224cm" svg:x="16.896cm" svg:y="11.626cm" svg:viewBox="0 0 190 225" svg:d="M41 96c2-72 44-85 61-85 50 0 55 66 55 85-39 0-78 0-116 0zM41 106c45 0 91 0 137 0 11 0 12 0 12-10 0-49-26-96-88-96-57 0-102 50-102 112 0 65 52 113 108 113 60 0 82-55 82-64 0-5-4-6-7-6-4 0-5 3-5 7-19 50-62 50-67 50-24 0-44-14-56-32-14-24-14-56-14-74z">
              <text:p/>
            </draw:path>
            <draw:path draw:style-name="gr11" draw:text-style-name="P7" draw:layer="layout" svg:width="0.164cm" svg:height="0.214cm" svg:x="17.115cm" svg:y="11.63cm" svg:viewBox="0 0 165 215" svg:d="M69 53c0-18 0-35 0-53-23 1-46 3-69 4 0 5 0 10 0 16 34 0 38 4 38 27 0 44 0 88 0 132 0 21-6 21-38 21 0 5 0 10 0 15 20 0 42-1 56-1 20 0 42 0 62 1 0-5 0-10 0-15-4 0-7 0-10 0-37 0-38-6-38-23 0-25 0-50 0-75 0-49 21-92 59-92 3 0 4 0 5 1-1 0-11 6-11 18 0 14 10 21 21 21 8 0 21-5 21-21 0-15-15-29-36-29-37 0-53 32-60 53z">
              <text:p/>
            </draw:path>
            <draw:path draw:style-name="gr11" draw:text-style-name="P7" draw:layer="layout" svg:width="0.171cm" svg:height="0.155cm" svg:x="17.312cm" svg:y="11.766cm" svg:viewBox="0 0 172 156" svg:d="M134 61c0-18 0-30-15-43-14-12-31-18-52-18-32 0-54 13-54 34 0 11 7 16 15 16 10 0 17-7 17-15 0-7-3-14-13-17 13-8 32-8 35-8 20 0 41 12 41 42 0 3 0 6 0 9-20 2-42 3-67 12-31 11-41 30-41 46 0 29 36 37 60 37 28 0 44-15 51-29 1 14 11 28 26 28 1 0 35 0 35-32 0-7 0-13 0-20-4 0-8 0-13 0 0 6 0 12 0 18 0 5 0 20-12 20-13 0-13-15-13-20 0-20 0-40 0-60zM108 105c0 33-30 42-45 42-18 0-34-12-34-28 0-20 16-45 79-48 0 11 0 23 0 34z">
              <text:p/>
            </draw:path>
            <draw:path draw:style-name="gr11" draw:text-style-name="P7" draw:layer="layout" svg:width="0.075cm" svg:height="0.229cm" svg:x="17.508cm" svg:y="11.689cm" svg:viewBox="0 0 76 230" svg:d="M53 18c0-10-8-18-19-18-10 0-20 7-20 18 0 13 10 21 20 21 11 0 19-8 19-21zM1 82c0 5 0 9 0 13 21 0 26 3 26 19 0 30 0 59 0 88 0 16-5 16-27 16 0 4 0 8 0 12 1 0 25-1 39-1 11 0 24 0 37 1 0-4 0-8 0-12-20 0-24 0-24-16 0-40 0-81 0-122-17 1-34 1-51 2z">
              <text:p/>
            </draw:path>
            <draw:path draw:style-name="gr11" draw:text-style-name="P7" draw:layer="layout" svg:width="0.122cm" svg:height="0.15cm" svg:x="17.617cm" svg:y="11.768cm" svg:viewBox="0 0 123 151" svg:d="M52 73c0-30 12-65 46-65-3 3-6 7-6 13 0 11 9 17 16 17 8 0 15-6 15-17s-11-21-26-21c-19 0-37 10-48 36 0-12 0-24 0-36-16 1-33 2-49 3 0 4 0 8 0 12 22 0 25 3 25 20 0 29 0 59 0 88 0 15-3 15-25 15 0 4 0 9 0 13 1 0 25-2 39-2 16 0 30 0 45 2 0-4 0-9 0-13-2 0-5 0-7 0-25 0-25-4-25-15 0-17 0-34 0-50z">
              <text:p/>
            </draw:path>
          </draw:g>
        </draw:g>
        <draw:line draw:style-name="gr26" draw:text-style-name="P5" draw:layer="layout" svg:x1="8.62cm" svg:y1="8.239cm" svg:x2="10.017cm" svg:y2="9.382cm">
          <text:p/>
        </draw:line>
        <draw:line draw:style-name="gr26" draw:text-style-name="P5" draw:layer="layout" svg:x1="15.224cm" svg:y1="10.652cm" svg:x2="10.398cm" svg:y2="9.636cm">
          <text:p/>
        </draw:line>
      </draw:page>
      <draw:page draw:name="page8" draw:style-name="dp1" draw:master-page-name="Default">
        <draw:line draw:style-name="gr18" draw:text-style-name="P5" draw:layer="layout" svg:x1="5.702cm" svg:y1="14.335cm" svg:x2="5.575cm" svg:y2="5.445cm">
          <text:p/>
        </draw:line>
        <draw:line draw:style-name="gr18" draw:text-style-name="P5" draw:layer="layout" svg:x1="5.648cm" svg:y1="14.279cm" svg:x2="19.037cm" svg:y2="14.208cm">
          <text:p/>
        </draw:line>
        <draw:frame draw:style-name="gr19" draw:text-style-name="P9" draw:layer="layout" svg:width="4.699cm" svg:height="0.962cm" draw:transform="rotate (1.5707963267949) translate (3.724cm 12.176cm)">
          <draw:text-box>
            <text:p>Temperature</text:p>
          </draw:text-box>
        </draw:frame>
        <draw:frame draw:style-name="gr19" draw:text-style-name="P9" draw:layer="layout" svg:width="3.302cm" svg:height="0.962cm" svg:x="11.036cm" svg:y="15.351cm">
          <draw:text-box>
            <text:p>Entropy</text:p>
          </draw:text-box>
        </draw:frame>
        <draw:frame draw:style-name="gr22" draw:text-style-name="P11" draw:layer="layout" svg:width="0.697cm" svg:height="0.645cm" svg:x="7.985cm" svg:y="11.033cm">
          <draw:text-box>
            <text:p text:style-name="P10"><text:span text:style-name="T2">1</text:span></text:p>
          </draw:text-box>
        </draw:frame>
        <draw:line draw:style-name="gr23" draw:text-style-name="P5" draw:layer="layout" svg:x1="17.638cm" svg:y1="10.779cm" svg:x2="5.827cm" svg:y2="10.906cm">
          <text:p/>
        </draw:line>
        <draw:custom-shape draw:style-name="gr24" draw:text-style-name="P12" draw:layer="layout" svg:width="0.262cm" svg:height="0.254cm" svg:x="8.62cm" svg:y="10.7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3" draw:text-style-name="P5" draw:layer="layout" svg:x1="17.511cm" svg:y1="9.382cm" svg:x2="5.7cm" svg:y2="9.509cm">
          <text:p/>
        </draw:line>
        <draw:frame draw:style-name="gr25" draw:text-style-name="P11" draw:layer="layout" svg:width="0.762cm" svg:height="0.645cm" svg:x="10.145cm" svg:y="8.61cm">
          <draw:text-box>
            <text:p text:style-name="P10"><text:span text:style-name="T2">2</text:span></text:p>
          </draw:text-box>
        </draw:frame>
        <draw:custom-shape draw:style-name="gr24" draw:text-style-name="P12" draw:layer="layout" svg:width="0.262cm" svg:height="0.254cm" svg:x="10.036cm" svg:y="9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5" draw:layer="layout" svg:x1="8.874cm" svg:y1="10.652cm" svg:x2="10.017cm" svg:y2="9.636cm">
          <text:p/>
        </draw:line>
        <draw:frame draw:style-name="gr27" draw:text-style-name="P13" draw:layer="layout" svg:width="3.673cm" svg:height="0.962cm" svg:x="7.858cm" svg:y="12.43cm">
          <draw:text-box>
            <text:p>Air proces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4T11:36:59.983819974</meta:creation-date>
    <meta:generator>LibreOffice/6.4.7.2$Linux_X86_64 LibreOffice_project/40$Build-2</meta:generator>
    <dc:date>2022-07-29T09:33:36.489380145</dc:date>
    <meta:editing-duration>PT22H59M11S</meta:editing-duration>
    <meta:editing-cycles>7</meta:editing-cycles>
    <meta:document-statistic meta:object-count="139"/>
  </office:meta>
</office:document-meta>
</file>